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15.999cm" svg:height="8.999cm" svg:x="8.715cm" svg:y="0.425cm">
            <draw:object draw:notify-on-update-of-ranges="summary.A2:summary.A7 summary.B1:summary.B1 summary.B2:summary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an time</text:p>
          </table:table-cell>
        </table:table-row>
        <table:table-row table:style-name="ro1">
          <table:table-cell office:value-type="float" office:value="2.32192809488736" calcext:value-type="float">
            <text:p>2.32192809488736</text:p>
          </table:table-cell>
          <table:table-cell office:value-type="float" office:value="4.09179166666667" calcext:value-type="float">
            <text:p>4.09179166666667</text:p>
          </table:table-cell>
        </table:table-row>
        <table:table-row table:style-name="ro1">
          <table:table-cell office:value-type="float" office:value="3.16992500144231" calcext:value-type="float">
            <text:p>3.16992500144231</text:p>
          </table:table-cell>
          <table:table-cell office:value-type="float" office:value="4.20772222222222" calcext:value-type="float">
            <text:p>4.20772222222222</text:p>
          </table:table-cell>
        </table:table-row>
        <table:table-row table:style-name="ro1">
          <table:table-cell office:value-type="float" office:value="1.58496250072116" calcext:value-type="float">
            <text:p>1.58496250072116</text:p>
          </table:table-cell>
          <table:table-cell office:value-type="float" office:value="3.05736666666667" calcext:value-type="float">
            <text:p>3.05736666666667</text:p>
          </table:table-cell>
        </table:table-row>
        <table:table-row table:style-name="ro1">
          <table:table-cell office:value-type="float" office:value="5.04439411935845" calcext:value-type="float">
            <text:p>5.04439411935845</text:p>
          </table:table-cell>
          <table:table-cell office:value-type="float" office:value="5.682375" calcext:value-type="float">
            <text:p>5.682375</text:p>
          </table:table-cell>
        </table:table-row>
        <table:table-row table:style-name="ro1">
          <table:table-cell office:value-type="float" office:value="4.08746284125034" calcext:value-type="float">
            <text:p>4.08746284125034</text:p>
          </table:table-cell>
          <table:table-cell office:value-type="float" office:value="4.81518888888889" calcext:value-type="float">
            <text:p>4.81518888888889</text:p>
          </table:table-cell>
        </table:table-row>
        <table:table-row table:style-name="ro1">
          <table:table-cell office:value-type="float" office:value="6.02236781302845" calcext:value-type="float">
            <text:p>6.02236781302845</text:p>
          </table:table-cell>
          <table:table-cell office:value-type="float" office:value="6.80286666666667" calcext:value-type="float">
            <text:p>6.802866666666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float" office:value="0.52259504" calcext:value-type="float">
            <text:p>0.52259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8:41:20.490463809</dc:date>
    <meta:editing-duration>PT9M40S</meta:editing-duration>
    <meta:editing-cycles>4</meta:editing-cycles>
    <meta:generator>LibreOffice/7.3.7.2$Linux_X86_64 LibreOffice_project/3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52cm" style:legend-expansion="high" chart:style-name="ch2"/>
        <chart:plot-area chart:style-name="ch3" table:cell-range-address="summary.A2:summary.B7 summary.B1:summary.B1" chart:data-source-has-labels="row" svg:x="1.331cm" svg:y="0.18cm" svg:width="10.147cm" svg:height="7.659cm">
          <chart:coordinate-region svg:x="1.767cm" svg:y="0.379cm" svg:width="9.617cm" svg:height="6.813cm"/>
          <chart:axis chart:dimension="x" chart:name="primary-x" chart:style-name="ch4">
            <chart:title svg:x="6.188cm" svg:y="8.019cm" chart:style-name="ch5">
              <text:p>ID</text:p>
            </chart:title>
          </chart:axis>
          <chart:axis chart:dimension="y" chart:name="primary-y" chart:style-name="ch6">
            <chart:title svg:x="0.451cm" svg:y="5.813cm" chart:style-name="ch7">
              <text:p>Mean Selection Time (s)</text:p>
            </chart:title>
            <chart:grid chart:style-name="ch8" chart:class="major"/>
          </chart:axis>
          <chart:series chart:style-name="ch9" chart:values-cell-range-address="summary.B2:summary.B7" chart:label-cell-address="summary.B1:summary.B1" chart:class="chart:scatter">
            <chart:domain table:cell-range-address="summary.A2:summary.A7"/>
            <chart:regression-curve chart:style-name="ch10">
              <chart:equation chart:display-equation="true" chart:display-r-square="true" svg:x="7.903cm" svg:y="7.811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time</text:p>
                <draw:g>
                  <svg:desc>summary.B1:summa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2192809488736">
                <text:p>2.32192809488736</text:p>
                <draw:g>
                  <svg:desc>summary.A2:summary.A7</svg:desc>
                </draw:g>
              </table:table-cell>
              <table:table-cell office:value-type="float" office:value="4.09179166666667">
                <text:p>4.09179166666667</text:p>
                <draw:g>
                  <svg:desc>summary.B2:summary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992500144231">
                <text:p>3.16992500144231</text:p>
              </table:table-cell>
              <table:table-cell office:value-type="float" office:value="4.20772222222222">
                <text:p>4.207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96250072116">
                <text:p>1.58496250072116</text:p>
              </table:table-cell>
              <table:table-cell office:value-type="float" office:value="3.05736666666667">
                <text:p>3.057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4439411935845">
                <text:p>5.04439411935845</text:p>
              </table:table-cell>
              <table:table-cell office:value-type="float" office:value="5.682375">
                <text:p>5.68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746284125034">
                <text:p>4.08746284125034</text:p>
              </table:table-cell>
              <table:table-cell office:value-type="float" office:value="4.81518888888889">
                <text:p>4.8151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236781302845">
                <text:p>6.02236781302845</text:p>
              </table:table-cell>
              <table:table-cell office:value-type="float" office:value="6.80286666666667">
                <text:p>6.8028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